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131cm"/>
    </style:style>
    <style:style style:name="gr9" style:family="graphic" style:parent-style-name="standard">
      <style:graphic-properties draw:stroke="solid" svg:stroke-width="0.014cm" svg:stroke-color="#000000" draw:stroke-linejoin="miter" draw:fill="none" fo:padding-top="0.132cm" fo:padding-bottom="0.132cm" fo:padding-left="0.257cm" fo:padding-right="0.25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9pt"/>
    </style:style>
    <style:style style:name="P6" style:family="paragraph">
      <loext:graphic-properties draw:fill="none" draw:fill-color="#ffffff"/>
      <style:text-properties fo:font-size="9pt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8§latex§\begin{verbatim}
typedef struct node_t {
 int value;
 struct node_t * next;
} node_t;

node_t * add(node_t * l, int v) {
 if (l == NULL) {
  l = malloc(sizeof(node_t));
  l-&gt;value = v; return l;
 }
 l-&gt;next = add(l-&gt;next, v);
 return l;
}
\end{verbatim}§svg§600§FALSE§</svg:desc>
          <draw:polygon draw:style-name="gr1" draw:text-style-name="P1" draw:layer="layout" svg:width="4.857cm" svg:height="4.266cm" svg:x="0.411cm" svg:y="0.296cm" svg:viewBox="0 0 4858 4267" draw:points="2429,4267 0,4267 0,0 4858,0 4858,4267">
            <text:p/>
          </draw:polygon>
          <draw:path draw:style-name="gr2" draw:text-style-name="P2" draw:layer="layout" svg:width="0.119cm" svg:height="0.157cm" svg:x="0.418cm" svg:y="0.3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85cm" svg:x="0.565cm" svg:y="0.369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33cm" svg:height="0.185cm" svg:x="0.709cm" svg:y="0.368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2 0 12-8 0-9-7-9-12-9h-13z">
            <text:p/>
          </draw:path>
          <draw:path draw:style-name="gr2" draw:text-style-name="P2" draw:layer="layout" svg:width="0.115cm" svg:height="0.125cm" svg:x="0.868cm" svg:y="0.3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3cm" svg:height="0.173cm" svg:x="1.009cm" svg:y="0.3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161cm" svg:y="0.3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1cm" svg:height="0.173cm" svg:x="1.305cm" svg:y="0.317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109cm" svg:height="0.125cm" svg:x="1.609cm" svg:y="0.367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1.742cm" svg:y="0.3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1.891cm" svg:y="0.368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2.033cm" svg:y="0.369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cm" svg:height="0.125cm" svg:x="2.197cm" svg:y="0.367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2.33cm" svg:y="0.3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2.622cm" svg:y="0.368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782cm" svg:y="0.367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2.922cm" svg:y="0.3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075cm" svg:y="0.3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3.222cm" svg:y="0.4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361cm" svg:y="0.3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218cm" svg:x="3.664cm" svg:y="0.295cm" svg:viewBox="0 0 116 219" svg:d="M68 49c0-7 0-19 1-20 5-11 29-11 40-11 1 0 7-3 7-9 0-9-6-9-12-9-20 0-50 4-55 29-1 1-1 15-1 23v26c0 10 0 14-10 19-10 4-24 4-31 4-1 0-7 1-7 9s6 8 10 8c7 0 38 1 38 16v48c0 8 0 20 15 29 12 7 27 8 41 8 6 0 12 0 12-9 0-8-7-8-10-8-38 0-38-11-38-20v-45c0-7-1-19-17-27 12-8 17-16 17-24z">
            <text:p/>
          </draw:path>
          <draw:path draw:style-name="gr2" draw:text-style-name="P2" draw:layer="layout" svg:width="0.106cm" svg:height="0.172cm" svg:x="0.581cm" svg:y="0.656cm" svg:viewBox="0 0 107 173" svg:d="M66 62c0-8-2-11-12-11h-40c-4 0-12 0-12 9 0 8 8 8 12 8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41cm" svg:height="0.123cm" svg:x="0.709cm" svg:y="0.705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9cm" svg:height="0.157cm" svg:x="0.86cm" svg:y="0.672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1.154cm" svg:y="0.7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31cm" svg:y="0.704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458cm" svg:y="0.65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592cm" svg:y="0.7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1.751cm" svg:y="0.70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42cm" svg:height="0.16cm" svg:x="1.934cm" svg:y="0.7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09cm" svg:height="0.125cm" svg:x="0.579cm" svg:y="1.041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0.713cm" svg:y="1.0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0.861cm" svg:y="1.04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003cm" svg:y="1.044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1cm" svg:height="0.125cm" svg:x="1.167cm" svg:y="1.041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1.301cm" svg:y="1.0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592cm" svg:y="1.042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752cm" svg:y="1.04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893cm" svg:y="0.99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046cm" svg:y="1.041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16cm" svg:height="0.02cm" svg:x="2.193cm" svg:y="1.17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2.331cm" svg:y="1.0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2.638cm" svg:y="1.019cm" svg:viewBox="0 0 110 122" svg:d="M63 76c18 10 7 4 27 16 8 4 8 4 11 4 5 0 9-5 9-9 0-5-4-8-4-8-7-5-26-14-34-18l31-16c3-3 7-4 7-10 0-1 0-9-12-9l-35 20c1-8 1-26 1-34 0-2 0-12-9-12s-9 10-9 12c0 8 0 26 0 34l-30-18c-4-2-5-2-6-2-6 0-10 5-10 9 0 6 3 7 7 9l31 17-31 17c-3 1-7 4-7 9 0 1 0 9 11 9l35-20c0 7 0 26 0 34 0 3 0 12 9 12s9-9 9-12c0-8 0-27-1-34z">
            <text:p/>
          </draw:path>
          <draw:path draw:style-name="gr2" draw:text-style-name="P2" draw:layer="layout" svg:width="0.141cm" svg:height="0.123cm" svg:x="2.917cm" svg:y="1.04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5cm" svg:height="0.125cm" svg:x="3.076cm" svg:y="1.041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3.215cm" svg:y="1.044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362cm" svg:y="1.0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3.552cm" svg:y="1.044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427cm" svg:y="1.308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41cm" svg:height="0.123cm" svg:x="0.709cm" svg:y="1.38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0.869cm" svg:y="1.37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01cm" svg:y="1.3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162cm" svg:y="1.3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1.309cm" svg:y="1.509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448cm" svg:y="1.347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1.639cm" svg:y="1.3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41cm" svg:height="0.123cm" svg:x="0.414cm" svg:y="2.054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0.574cm" svg:y="2.053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0.715cm" svg:y="2.005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0.868cm" svg:y="2.05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1.015cm" svg:y="2.185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153cm" svg:y="2.021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1.46cm" svg:y="2.031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32cm" svg:height="0.125cm" svg:x="1.751cm" svg:y="2.053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1.893cm" svg:y="2.005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04cm" svg:y="2.005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226cm" svg:y="1.982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41cm" svg:height="0.123cm" svg:x="2.327cm" svg:y="2.054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487cm" svg:y="2.053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628cm" svg:y="2.005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781cm" svg:y="2.053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16cm" svg:height="0.02cm" svg:x="2.928cm" svg:y="2.185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066cm" svg:y="2.021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3.373cm" svg:y="2.031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15cm" svg:height="0.172cm" svg:x="3.665cm" svg:y="2.005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6cm" svg:height="0.074cm" svg:x="3.846cm" svg:y="2.142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05cm" svg:height="0.172cm" svg:x="4.112cm" svg:y="2.005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41cm" svg:height="0.123cm" svg:x="4.241cm" svg:y="2.054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9cm" svg:height="0.157cm" svg:x="4.392cm" svg:y="2.021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4.687cm" svg:y="2.05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851cm" svg:y="1.982cm" svg:viewBox="0 0 75 219" svg:d="M75 110c0-34-13-60-23-73-15-21-36-37-43-37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5.137cm" svg:y="1.982cm" svg:viewBox="0 0 116 219" svg:d="M68 49c0-7 0-19 1-20 5-11 30-11 40-11 1 0 7-3 7-9 0-9-6-9-12-9-20 0-50 4-55 29-1 1-1 15-1 23v26c0 10 0 14-10 19-10 4-24 4-31 4-1 0-7 1-7 9s6 8 10 8c7 0 38 1 38 16v48c0 8 0 20 15 28 12 8 27 9 41 9 6 0 12 0 12-9 0-8-7-8-10-8-38 0-38-11-38-20v-45c0-7-1-19-17-27 12-8 17-16 17-24z">
            <text:p/>
          </draw:path>
          <draw:path draw:style-name="gr2" draw:text-style-name="P2" draw:layer="layout" svg:width="0.106cm" svg:height="0.172cm" svg:x="0.581cm" svg:y="2.343cm" svg:viewBox="0 0 107 173" svg:d="M66 62c0-8-2-11-12-11h-40c-4 0-12 0-12 8 0 9 8 9 12 9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11cm" svg:height="0.173cm" svg:x="0.717cm" svg:y="2.341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1.049cm" svg:y="2.32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15cm" svg:height="0.172cm" svg:x="1.164cm" svg:y="2.343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453cm" svg:y="2.397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25cm" svg:height="0.062cm" svg:x="1.6cm" svg:y="2.397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1cm" svg:height="0.172cm" svg:x="1.892cm" svg:y="2.343cm" svg:viewBox="0 0 132 173" svg:d="M46 10c-4-9-8-10-16-10h-19c-4 0-11 0-11 9s6 9 11 9h7v137h-7c-4 0-11 0-11 9s6 9 11 9h31c4 0 11 0 11-9s-7-9-11-9h-8v-133l52 140c4 10 8 11 16 11s12-1 12-12v-143h7c5 0 11 0 11-9s-6-9-11-9h-30c-5 0-11 0-11 9s7 9 11 9h7v133z">
            <text:p/>
          </draw:path>
          <draw:path draw:style-name="gr2" draw:text-style-name="P2" draw:layer="layout" svg:width="0.145cm" svg:height="0.175cm" svg:x="2.032cm" svg:y="2.343cm" svg:viewBox="0 0 146 176" svg:d="M126 18h8c5 0 12 0 12-9s-8-9-12-9h-36c-4 0-12 0-12 9s8 9 12 9h8v96c0 30-18 44-33 44s-34-14-34-44v-96h9c4 0 12 0 12-9s-8-9-12-9h-36c-5 0-12 0-12 9s7 9 12 9h8v97c0 35 25 61 53 61 29 0 53-26 53-61z">
            <text:p/>
          </draw:path>
          <draw:path draw:style-name="gr2" draw:text-style-name="P2" draw:layer="layout" svg:width="0.128cm" svg:height="0.172cm" svg:x="2.187cm" svg:y="2.343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128cm" svg:height="0.172cm" svg:x="2.334cm" svg:y="2.343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074cm" svg:height="0.218cm" svg:x="2.497cm" svg:y="2.32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2.783cm" svg:y="2.32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15cm" svg:height="0.172cm" svg:x="0.722cm" svg:y="2.68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012cm" svg:y="2.7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46cm" svg:height="0.123cm" svg:x="1.294cm" svg:y="2.729cm" svg:viewBox="0 0 147 124" svg:d="M32 10c-1-8-6-8-11-8h-10c-4 0-11 0-11 8 0 9 6 9 16 9v87c-10 0-16 0-16 9s8 9 11 9h26c4 0 11 0 11-9s-6-9-16-9v-50c0-26 11-38 23-38 7 0 11 4 11 23v65c-6 0-13 0-13 9s8 9 12 9h21c4 0 12 0 12-9s-7-9-16-9v-50c0-26 11-38 23-38 6 0 10 4 10 23v65c-5 0-13 0-13 9s8 9 12 9h21c5 0 12 0 12-9s-6-9-16-9v-68c0-6 0-38-25-38-8 0-20 4-28 14-4-9-12-14-22-14-9 0-18 4-24 10z">
            <text:p/>
          </draw:path>
          <draw:path draw:style-name="gr2" draw:text-style-name="P2" draw:layer="layout" svg:width="0.132cm" svg:height="0.125cm" svg:x="1.458cm" svg:y="2.729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606cm" svg:y="2.681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72cm" svg:x="1.754cm" svg:y="2.681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25cm" svg:x="1.9cm" svg:y="2.729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1cm" svg:height="0.125cm" svg:x="2.052cm" svg:y="2.729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074cm" svg:height="0.218cm" svg:x="2.226cm" svg:y="2.657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09cm" svg:height="0.125cm" svg:x="2.346cm" svg:y="2.729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05cm" svg:height="0.172cm" svg:x="2.494cm" svg:y="2.68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24cm" svg:height="0.121cm" svg:x="2.629cm" svg:y="2.731cm" svg:viewBox="0 0 125 122" svg:d="M118 21c6-6 6-7 6-11 0-10-6-10-12-10h-96c-10 0-11 2-11 11v14c0 5 0 11 9 11 10 0 10-6 10-11v-7h70l-88 83c-6 5-6 6-6 11 0 10 6 10 12 10h107c6-2 6-8 6-12v-16c0-5 0-12-10-12-9 0-9 6-9 12v11h-76z">
            <text:p/>
          </draw:path>
          <draw:path draw:style-name="gr2" draw:text-style-name="P2" draw:layer="layout" svg:width="0.115cm" svg:height="0.125cm" svg:x="2.782cm" svg:y="2.729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5cm" svg:height="0.125cm" svg:x="2.93cm" svg:y="2.72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11cm" svg:height="0.173cm" svg:x="3.072cm" svg:y="2.679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3.256cm" svg:y="2.657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41cm" svg:height="0.123cm" svg:x="3.358cm" svg:y="2.729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518cm" svg:y="2.729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659cm" svg:y="2.68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811cm" svg:y="2.729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3.958cm" svg:y="2.859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4.097cm" svg:y="2.697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74cm" svg:height="0.218cm" svg:x="4.262cm" svg:y="2.657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74cm" svg:height="0.218cm" svg:x="4.409cm" svg:y="2.657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582cm" svg:y="2.73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172cm" svg:x="0.722cm" svg:y="3.017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0.869cm" svg:y="3.093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016cm" svg:y="3.033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33cm" svg:height="0.122cm" svg:x="1.154cm" svg:y="3.069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31cm" svg:y="3.066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458cm" svg:y="3.017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592cm" svg:y="3.069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1.751cm" svg:y="3.06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25cm" svg:height="0.062cm" svg:x="2.041cm" svg:y="3.073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3cm" svg:height="0.122cm" svg:x="2.332cm" svg:y="3.069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42cm" svg:height="0.16cm" svg:x="2.523cm" svg:y="3.06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2.776cm" svg:y="3.06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2.93cm" svg:y="3.06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9cm" svg:height="0.157cm" svg:x="3.068cm" svg:y="3.033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3.211cm" svg:y="3.069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28cm" svg:height="0.123cm" svg:x="3.364cm" svg:y="3.06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3.506cm" svg:y="3.067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3.814cm" svg:y="3.017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3.994cm" svg:y="3.06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575cm" svg:y="3.332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15cm" svg:height="0.172cm" svg:x="0.575cm" svg:y="3.693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0.721cm" svg:y="3.769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0.869cm" svg:y="3.708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1.003cm" svg:y="3.741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162cm" svg:y="3.741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1.301cm" svg:y="3.743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1.448cm" svg:y="3.7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5cm" svg:height="0.062cm" svg:x="1.746cm" svg:y="3.747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2cm" svg:height="0.125cm" svg:x="2.046cm" svg:y="3.741cm" svg:viewBox="0 0 133 126" svg:d="M88 115c6 9 20 10 30 10 8 0 15 0 15-9s-7-9-11-9c-12 0-16-1-18-2v-61c0-20-15-44-56-44-12 0-41 0-41 21 0 8 7 13 13 13 4 0 12-3 13-13 0-3 0-3 5-3 4 0 8 0 11 0 21 0 36 8 36 28-51 1-85 15-85 42 0 20 18 38 46 38 11 0 28-2 42-11zM85 62v24c0 7 0 13-11 18-10 5-23 5-25 5-18 0-30-10-30-21 0-14 25-24 66-26z">
            <text:p/>
          </draw:path>
          <draw:path draw:style-name="gr2" draw:text-style-name="P2" draw:layer="layout" svg:width="0.133cm" svg:height="0.173cm" svg:x="2.188cm" svg:y="3.69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334cm" svg:y="3.69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52cm" svg:y="3.669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15cm" svg:height="0.172cm" svg:x="2.635cm" svg:y="3.693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6cm" svg:height="0.02cm" svg:x="2.782cm" svg:y="3.769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2.929cm" svg:y="3.708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3.063cm" svg:y="3.741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222cm" svg:y="3.741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2cm" svg:height="0.121cm" svg:x="3.362cm" svg:y="3.743cm" svg:viewBox="0 0 133 122" svg:d="M74 59l32-41h11c4 0 12 0 12-9s-7-9-12-9h-33c-4 0-11 0-11 9s6 9 13 9l-20 28-22-28c7 0 14 0 14-9s-8-9-12-9h-32c-5 0-12 0-12 9s8 9 12 9h11l33 41-35 46h-11c-5 0-12 0-12 9 0 8 8 8 12 8h33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508cm" svg:y="3.7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46cm" svg:height="0.074cm" svg:x="3.698cm" svg:y="3.829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33cm" svg:height="0.122cm" svg:x="3.95cm" svg:y="3.743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115cm" svg:y="3.669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287cm" svg:y="3.743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0.568cm" svg:y="4.079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0.721cm" svg:y="4.078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9cm" svg:height="0.157cm" svg:x="0.86cm" svg:y="4.046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003cm" svg:y="4.081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1.156cm" svg:y="4.079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297cm" svg:y="4.0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1.605cm" svg:y="4.03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1.786cm" svg:y="4.0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427cm" svg:y="4.344cm" svg:viewBox="0 0 116 219" svg:d="M68 38c0-8 0-21-14-29s-32-9-42-9c-5 0-12 0-12 9 0 7 6 8 10 8 39 1 39 11 39 21v44c0 12 4 21 16 28-16 8-16 22-16 23v50c0 8 0 19-42 19-1 0-7 2-7 8 0 9 7 9 12 9 25 0 51-5 56-29 0-1 0-15 0-23v-25c0-11 0-15 10-20 10-4 24-4 31-4 1 0 7-1 7-8 0-8-6-9-10-9-6 0-37-1-38-17z">
            <text:p/>
          </draw:path>
        </draw:g>
        <draw:line draw:style-name="gr3" draw:text-style-name="P3" draw:layer="layout" svg:x1="0.337cm" svg:y1="2.297cm" svg:x2="0.337cm" svg:y2="2.548cm">
          <text:p/>
        </draw:line>
        <draw:line draw:style-name="gr3" draw:text-style-name="P3" draw:layer="layout" svg:x1="0.337cm" svg:y1="2.638cm" svg:x2="0.337cm" svg:y2="3.218cm">
          <text:p/>
        </draw:line>
        <draw:line draw:style-name="gr3" draw:text-style-name="P3" draw:layer="layout" svg:x1="0.337cm" svg:y1="3.646cm" svg:x2="0.337cm" svg:y2="3.897cm">
          <text:p/>
        </draw:line>
        <draw:line draw:style-name="gr3" draw:text-style-name="P3" draw:layer="layout" svg:x1="0.337cm" svg:y1="4.024cm" svg:x2="0.337cm" svg:y2="4.275cm">
          <text:p/>
        </draw:line>
        <draw:g>
          <svg:title>TexMaths</svg:title>
          <svg:desc>9§display§$A$§svg§600§FALSE§</svg:desc>
          <draw:polygon draw:style-name="gr1" draw:text-style-name="P1" draw:layer="layout" svg:width="0.237cm" svg:height="0.215cm" svg:x="0.041cm" svg:y="2.322cm" svg:viewBox="0 0 238 216" draw:points="119,216 0,216 0,0 238,0 238,216">
            <text:p/>
          </draw:polygon>
          <draw:path draw:style-name="gr2" draw:text-style-name="P2" draw:layer="layout" svg:width="0.217cm" svg:height="0.227cm" svg:x="0.051cm" svg:y="2.311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g>
          <svg:title>TexMaths</svg:title>
          <svg:desc>9§display§$B$§svg§600§FALSE§</svg:desc>
          <draw:polygon draw:style-name="gr1" draw:text-style-name="P1" draw:layer="layout" svg:width="0.223cm" svg:height="0.215cm" svg:x="0.041cm" svg:y="2.801cm" svg:viewBox="0 0 224 216" draw:points="112,216 0,216 0,0 224,0 224,216">
            <text:p/>
          </draw:polygon>
          <draw:path draw:style-name="gr2" draw:text-style-name="P2" draw:layer="layout" svg:width="0.194cm" svg:height="0.216cm" svg:x="0.053cm" svg:y="2.8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g>
          <svg:title>TexMaths</svg:title>
          <svg:desc>9§display§$C$§svg§600§FALSE§</svg:desc>
          <draw:polygon draw:style-name="gr1" draw:text-style-name="P1" draw:layer="layout" svg:width="0.228cm" svg:height="0.215cm" svg:x="0.042cm" svg:y="3.674cm" svg:viewBox="0 0 229 216" draw:points="114,216 0,216 0,0 229,0 229,216">
            <text:p/>
          </draw:polygon>
          <draw:path draw:style-name="gr2" draw:text-style-name="P2" draw:layer="layout" svg:width="0.193cm" svg:height="0.23cm" svg:x="0.06cm" svg:y="3.666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g>
          <svg:title>TexMaths</svg:title>
          <svg:desc>9§display§$D$§svg§600§FALSE§</svg:desc>
          <draw:polygon draw:style-name="gr1" draw:text-style-name="P1" draw:layer="layout" svg:width="0.24cm" svg:height="0.215cm" svg:x="0.043cm" svg:y="4.031cm" svg:viewBox="0 0 241 216" draw:points="121,216 0,216 0,0 241,0 241,216">
            <text:p/>
          </draw:polygon>
          <draw:path draw:style-name="gr2" draw:text-style-name="P2" draw:layer="layout" svg:width="0.212cm" svg:height="0.216cm" svg:x="0.054cm" svg:y="4.03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" draw:id="id1" draw:layer="layout" svg:width="0.381cm" svg:height="0.381cm" svg:x="7.947cm" svg:y="0.2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8.02cm" svg:y="0.319cm" svg:viewBox="0 0 238 216" draw:points="119,216 0,216 0,0 238,0 238,216">
            <text:p/>
          </draw:polygon>
          <draw:path draw:style-name="gr2" draw:text-style-name="P2" draw:layer="layout" svg:width="0.217cm" svg:height="0.227cm" svg:x="8.03cm" svg:y="0.30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2" draw:id="id2" draw:layer="layout" svg:width="0.381cm" svg:height="0.381cm" svg:x="7.439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7.512cm" svg:y="0.945cm" svg:viewBox="0 0 224 216" draw:points="112,216 0,216 0,0 224,0 224,216">
            <text:p/>
          </draw:polygon>
          <draw:path draw:style-name="gr2" draw:text-style-name="P2" draw:layer="layout" svg:width="0.194cm" svg:height="0.216cm" svg:x="7.524cm" svg:y="0.944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3" draw:id="id3" draw:layer="layout" svg:width="0.381cm" svg:height="0.381cm" svg:x="8.455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528cm" svg:y="0.953cm" svg:viewBox="0 0 229 216" draw:points="115,216 0,216 0,0 229,0 229,216">
            <text:p/>
          </draw:polygon>
          <draw:path draw:style-name="gr2" draw:text-style-name="P2" draw:layer="layout" svg:width="0.193cm" svg:height="0.23cm" svg:x="8.546cm" svg:y="0.945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4" draw:id="id4" draw:layer="layout" svg:width="0.381cm" svg:height="0.381cm" svg:x="8.455cm" svg:y="1.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8.528cm" svg:y="1.443cm" svg:viewBox="0 0 238 216" draw:points="119,216 0,216 0,0 238,0 238,216">
            <text:p/>
          </draw:polygon>
          <draw:path draw:style-name="gr2" draw:text-style-name="P2" draw:layer="layout" svg:width="0.217cm" svg:height="0.227cm" svg:x="8.538cm" svg:y="1.432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7" draw:id="id7" draw:layer="layout" svg:width="0.381cm" svg:height="0.381cm" svg:x="7.747cm" svg:y="2.2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7.82cm" svg:y="2.317cm" svg:viewBox="0 0 224 216" draw:points="112,216 0,216 0,0 224,0 224,216">
            <text:p/>
          </draw:polygon>
          <draw:path draw:style-name="gr2" draw:text-style-name="P2" draw:layer="layout" svg:width="0.194cm" svg:height="0.216cm" svg:x="7.832cm" svg:y="2.3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5" draw:id="id5" draw:layer="layout" svg:width="0.381cm" svg:height="0.381cm" svg:x="8.4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528cm" svg:y="2.328cm" svg:viewBox="0 0 229 216" draw:points="115,216 0,216 0,0 229,0 229,216">
            <text:p/>
          </draw:polygon>
          <draw:path draw:style-name="gr2" draw:text-style-name="P2" draw:layer="layout" svg:width="0.193cm" svg:height="0.23cm" svg:x="8.5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6" draw:id="id6" draw:layer="layout" svg:width="0.381cm" svg:height="0.381cm" svg:x="9.1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9.228cm" svg:y="2.328cm" svg:viewBox="0 0 229 216" draw:points="115,216 0,216 0,0 229,0 229,216">
            <text:p/>
          </draw:polygon>
          <draw:path draw:style-name="gr2" draw:text-style-name="P2" draw:layer="layout" svg:width="0.193cm" svg:height="0.23cm" svg:x="9.2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8" draw:id="id8" draw:layer="layout" svg:width="0.381cm" svg:height="0.381cm" svg:x="7.747cm" svg:y="2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7.821cm" svg:y="2.786cm" svg:viewBox="0 0 241 216" draw:points="121,216 0,216 0,0 241,0 241,216">
            <text:p/>
          </draw:polygon>
          <draw:path draw:style-name="gr2" draw:text-style-name="P2" draw:layer="layout" svg:width="0.212cm" svg:height="0.216cm" svg:x="7.832cm" svg:y="2.7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9" draw:id="id9" draw:layer="layout" svg:width="0.381cm" svg:height="0.381cm" svg:x="8.455cm" svg:y="2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8.528cm" svg:y="2.791cm" svg:viewBox="0 0 238 216" draw:points="119,216 0,216 0,0 238,0 238,216">
            <text:p/>
          </draw:polygon>
          <draw:path draw:style-name="gr2" draw:text-style-name="P2" draw:layer="layout" svg:width="0.217cm" svg:height="0.227cm" svg:x="8.538cm" svg:y="2.7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12" draw:id="id12" draw:layer="layout" svg:width="0.381cm" svg:height="0.381cm" svg:x="7.747cm" svg:y="3.6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7.82cm" svg:y="3.717cm" svg:viewBox="0 0 224 216" draw:points="112,216 0,216 0,0 224,0 224,216">
            <text:p/>
          </draw:polygon>
          <draw:path draw:style-name="gr2" draw:text-style-name="P2" draw:layer="layout" svg:width="0.194cm" svg:height="0.216cm" svg:x="7.832cm" svg:y="3.7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10" draw:id="id10" draw:layer="layout" svg:width="0.381cm" svg:height="0.381cm" svg:x="8.4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528cm" svg:y="3.728cm" svg:viewBox="0 0 229 216" draw:points="115,216 0,216 0,0 229,0 229,216">
            <text:p/>
          </draw:polygon>
          <draw:path draw:style-name="gr2" draw:text-style-name="P2" draw:layer="layout" svg:width="0.193cm" svg:height="0.23cm" svg:x="8.5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1" draw:id="id11" draw:layer="layout" svg:width="0.381cm" svg:height="0.381cm" svg:x="9.4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9.528cm" svg:y="3.728cm" svg:viewBox="0 0 229 216" draw:points="115,216 0,216 0,0 229,0 229,216">
            <text:p/>
          </draw:polygon>
          <draw:path draw:style-name="gr2" draw:text-style-name="P2" draw:layer="layout" svg:width="0.193cm" svg:height="0.23cm" svg:x="9.5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3" draw:id="id13" draw:layer="layout" svg:width="0.381cm" svg:height="0.381cm" svg:x="7.747cm" svg:y="4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7.821cm" svg:y="4.186cm" svg:viewBox="0 0 241 216" draw:points="121,216 0,216 0,0 241,0 241,216">
            <text:p/>
          </draw:polygon>
          <draw:path draw:style-name="gr2" draw:text-style-name="P2" draw:layer="layout" svg:width="0.212cm" svg:height="0.216cm" svg:x="7.832cm" svg:y="4.1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5" draw:id="id15" draw:layer="layout" svg:width="0.381cm" svg:height="0.381cm" svg:x="10.9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11.028cm" svg:y="3.728cm" svg:viewBox="0 0 229 216" draw:points="115,216 0,216 0,0 229,0 229,216">
            <text:p/>
          </draw:polygon>
          <draw:path draw:style-name="gr2" draw:text-style-name="P2" draw:layer="layout" svg:width="0.193cm" svg:height="0.23cm" svg:x="11.0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5" draw:text-style-name="P3" xml:id="id14" draw:id="id14" draw:layer="layout" svg:width="0.381cm" svg:height="0.381cm" svg:x="8.455cm" svg:y="4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8.528cm" svg:y="4.191cm" svg:viewBox="0 0 238 216" draw:points="119,216 0,216 0,0 238,0 238,216">
            <text:p/>
          </draw:polygon>
          <draw:path draw:style-name="gr2" draw:text-style-name="P2" draw:layer="layout" svg:width="0.217cm" svg:height="0.227cm" svg:x="8.538cm" svg:y="4.1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onnector draw:style-name="gr6" draw:text-style-name="P4" draw:layer="layout" draw:line-skew="0.055cm" svg:x1="8.137cm" svg:y1="0.617cm" svg:x2="7.629cm" svg:y2="0.871cm" draw:start-shape="id1" draw:start-glue-point="2" draw:end-shape="id2" draw:end-glue-point="0" svg:d="M8137 617v181h-508v73" svg:viewBox="0 0 509 255">
          <text:p/>
        </draw:connector>
        <draw:connector draw:style-name="gr6" draw:text-style-name="P4" draw:layer="layout" draw:line-skew="0.446cm" svg:x1="8.137cm" svg:y1="0.617cm" svg:x2="8.645cm" svg:y2="0.871cm" draw:end-shape="id3" draw:end-glue-point="0" svg:d="M8137 617v181h508v73" svg:viewBox="0 0 509 255">
          <text:p/>
        </draw:connector>
        <draw:connector draw:style-name="gr6" draw:text-style-name="P4" draw:layer="layout" svg:x1="8.645cm" svg:y1="1.252cm" svg:x2="8.645cm" svg:y2="1.36cm" draw:start-shape="id3" draw:start-glue-point="2" draw:end-shape="id4" draw:end-glue-point="0" svg:d="M8645 1252v108" svg:viewBox="0 0 1 109">
          <text:p/>
        </draw:connector>
        <draw:connector draw:style-name="gr6" draw:text-style-name="P4" draw:layer="layout" svg:x1="8.645cm" svg:y1="1.741cm" svg:x2="8.645cm" svg:y2="2.246cm" draw:start-shape="id4" draw:start-glue-point="2" draw:end-shape="id5" draw:end-glue-point="0" svg:d="M8645 1741v505" svg:viewBox="0 0 1 506">
          <text:p/>
        </draw:connector>
        <draw:connector draw:style-name="gr6" draw:text-style-name="P4" draw:layer="layout" draw:line-skew="0.427cm" svg:x1="8.645cm" svg:y1="1.99cm" svg:x2="9.345cm" svg:y2="2.246cm" draw:end-shape="id6" draw:end-glue-point="0" svg:d="M8645 1990v164h700v92" svg:viewBox="0 0 701 257">
          <text:p/>
        </draw:connector>
        <draw:connector draw:style-name="gr6" draw:text-style-name="P4" draw:layer="layout" draw:line-skew="0.429cm" svg:x1="8.645cm" svg:y1="1.99cm" svg:x2="7.937cm" svg:y2="2.243cm" draw:end-shape="id7" draw:end-glue-point="0" svg:d="M8645 1990v163h-708v90" svg:viewBox="0 0 709 254">
          <text:p/>
        </draw:connector>
        <draw:connector draw:style-name="gr6" draw:text-style-name="P4" draw:layer="layout" svg:x1="7.937cm" svg:y1="2.624cm" svg:x2="7.937cm" svg:y2="2.711cm" draw:start-shape="id7" draw:start-glue-point="2" draw:end-shape="id8" draw:end-glue-point="0" svg:d="M7937 2624v87" svg:viewBox="0 0 1 88">
          <text:p/>
        </draw:connector>
        <draw:connector draw:style-name="gr6" draw:text-style-name="P4" draw:layer="layout" svg:x1="8.645cm" svg:y1="2.627cm" svg:x2="8.645cm" svg:y2="2.708cm" draw:start-shape="id5" draw:start-glue-point="2" draw:end-shape="id9" draw:end-glue-point="0" svg:d="M8645 2627v81" svg:viewBox="0 0 1 82">
          <text:p/>
        </draw:connector>
        <draw:connector draw:style-name="gr6" draw:text-style-name="P4" draw:layer="layout" svg:x1="8.645cm" svg:y1="3.089cm" svg:x2="8.645cm" svg:y2="3.646cm" draw:start-shape="id9" draw:start-glue-point="2" draw:end-shape="id10" draw:end-glue-point="0" svg:d="M8645 3089v557" svg:viewBox="0 0 1 558">
          <text:p/>
        </draw:connector>
        <draw:connector draw:style-name="gr6" draw:text-style-name="P4" draw:layer="layout" draw:line-skew="0.426cm" svg:x1="8.645cm" svg:y1="3.29cm" svg:x2="9.645cm" svg:y2="3.646cm" draw:end-shape="id11" draw:end-glue-point="0" svg:d="M8645 3290v263h1000v93" svg:viewBox="0 0 1001 357">
          <text:p/>
        </draw:connector>
        <draw:connector draw:style-name="gr6" draw:text-style-name="P4" draw:layer="layout" draw:line-skew="0.426cm" svg:x1="8.645cm" svg:y1="3.29cm" svg:x2="7.937cm" svg:y2="3.643cm" draw:end-shape="id12" draw:end-glue-point="0" svg:d="M8645 3290v260h-708v93" svg:viewBox="0 0 709 354">
          <text:p/>
        </draw:connector>
        <draw:connector draw:style-name="gr6" draw:text-style-name="P4" draw:layer="layout" svg:x1="7.937cm" svg:y1="4.024cm" svg:x2="7.937cm" svg:y2="4.111cm" draw:start-shape="id12" draw:start-glue-point="2" draw:end-shape="id13" draw:end-glue-point="0" svg:d="M7937 4024v87" svg:viewBox="0 0 1 88">
          <text:p/>
        </draw:connector>
        <draw:connector draw:style-name="gr7" draw:text-style-name="P4" draw:layer="layout" svg:x1="8.645cm" svg:y1="4.027cm" svg:x2="8.645cm" svg:y2="4.108cm" draw:start-shape="id10" draw:start-glue-point="2" draw:end-shape="id14" draw:end-glue-point="0" svg:d="M8645 4027v81" svg:viewBox="0 0 1 82">
          <text:p text:style-name="P4"/>
        </draw:connector>
        <draw:connector draw:style-name="gr6" draw:text-style-name="P4" draw:layer="layout" draw:line-skew="0.423cm" svg:x1="8.645cm" svg:y1="3.29cm" svg:x2="11.145cm" svg:y2="3.646cm" draw:end-shape="id15" draw:end-glue-point="0" svg:d="M8645 3290v260h2500v96" svg:viewBox="0 0 2501 357">
          <text:p/>
        </draw:connector>
        <draw:g>
          <svg:title>TexMaths</svg:title>
          <svg:desc>9§display§$...$§svg§600§FALSE§</svg:desc>
          <draw:polygon draw:style-name="gr1" draw:text-style-name="P1" draw:layer="layout" svg:width="0.263cm" svg:height="0.033cm" svg:x="8.513cm" svg:y="4.666cm" svg:viewBox="0 0 264 34" draw:points="132,34 0,34 0,0 264,0 264,34">
            <text:p/>
          </draw:polygon>
          <draw:path draw:style-name="gr2" draw:text-style-name="P2" draw:layer="layout" svg:width="0.033cm" svg:height="0.033cm" svg:x="8.54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8.627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8.716cm" svg:y="4.666cm" svg:viewBox="0 0 34 34" svg:d="M34 17c0-9-7-17-17-17-9 0-17 8-17 17 0 10 8 17 17 17 10 0 17-7 17-17z">
            <text:p/>
          </draw:path>
        </draw:g>
        <draw:frame draw:style-name="gr8" draw:text-style-name="P6" draw:layer="layout" svg:width="0.381cm" svg:height="0.607cm" svg:x="9.636cm" svg:y="1.982cm">
          <draw:text-box>
            <text:p text:style-name="P5">x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9.96cm" svg:y="2.196cm" svg:viewBox="0 0 715 219" draw:points="358,219 0,219 0,0 715,0 715,219">
            <text:p/>
          </draw:polygon>
          <draw:path draw:style-name="gr2" draw:text-style-name="P2" draw:layer="layout" svg:width="0.111cm" svg:height="0.113cm" svg:x="9.97cm" svg:y="2.256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10.091cm" svg:y="2.2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10.196cm" svg:y="2.26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10.329cm" svg:y="2.2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10.438cm" svg:y="2.195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10.506cm" svg:y="2.201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10.574cm" svg:y="2.2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7.48cm" svg:y="0.455cm" svg:viewBox="0 0 299 299" draw:points="150,299 0,299 0,0 299,0 299,299">
            <text:p/>
          </draw:polygon>
          <draw:path draw:style-name="gr9" draw:text-style-name="P7" draw:layer="layout" svg:width="0.29cm" svg:height="0.29cm" svg:x="7.484cm" svg:y="0.459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629cm" svg:y="0.604cm" svg:viewBox="0 0 0 0" draw:points="0,0">
            <text:p/>
          </draw:polyline>
          <draw:path draw:style-name="gr2" draw:text-style-name="P2" draw:layer="layout" svg:width="0.069cm" svg:height="0.14cm" svg:x="7.596cm" svg:y="0.532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8.488cm" svg:y="0.453cm" svg:viewBox="0 0 299 299" draw:points="150,299 0,299 0,0 299,0 299,299">
            <text:p/>
          </draw:polygon>
          <draw:path draw:style-name="gr9" draw:text-style-name="P7" draw:layer="layout" svg:width="0.29cm" svg:height="0.29cm" svg:x="8.492cm" svg:y="0.45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8.637cm" svg:y="0.602cm" svg:viewBox="0 0 0 0" draw:points="0,0">
            <text:p/>
          </draw:polyline>
          <draw:path draw:style-name="gr2" draw:text-style-name="P2" draw:layer="layout" svg:width="0.083cm" svg:height="0.14cm" svg:x="8.595cm" svg:y="0.53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7.781cm" svg:y="1.79cm" svg:viewBox="0 0 299 299" draw:points="150,299 0,299 0,0 299,0 299,299">
            <text:p/>
          </draw:polygon>
          <draw:path draw:style-name="gr9" draw:text-style-name="P7" draw:layer="layout" svg:width="0.29cm" svg:height="0.29cm" svg:x="7.785cm" svg:y="1.794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93cm" svg:y="1.939cm" svg:viewBox="0 0 0 0" draw:points="0,0">
            <text:p/>
          </draw:polyline>
          <draw:path draw:style-name="gr2" draw:text-style-name="P2" draw:layer="layout" svg:width="0.069cm" svg:height="0.14cm" svg:x="7.897cm" svg:y="1.867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9.183cm" svg:y="1.792cm" svg:viewBox="0 0 299 299" draw:points="150,299 0,299 0,0 299,0 299,299">
            <text:p/>
          </draw:polygon>
          <draw:path draw:style-name="gr9" draw:text-style-name="P7" draw:layer="layout" svg:width="0.29cm" svg:height="0.29cm" svg:x="9.187cm" svg:y="1.796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9.332cm" svg:y="1.941cm" svg:viewBox="0 0 0 0" draw:points="0,0">
            <text:p/>
          </draw:polyline>
          <draw:path draw:style-name="gr2" draw:text-style-name="P2" draw:layer="layout" svg:width="0.087cm" svg:height="0.145cm" svg:x="9.288cm" svg:y="1.869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8.283cm" svg:y="1.792cm" svg:viewBox="0 0 299 299" draw:points="150,299 0,299 0,0 299,0 299,299">
            <text:p/>
          </draw:polygon>
          <draw:path draw:style-name="gr9" draw:text-style-name="P7" draw:layer="layout" svg:width="0.29cm" svg:height="0.29cm" svg:x="8.287cm" svg:y="1.796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8.432cm" svg:y="1.941cm" svg:viewBox="0 0 0 0" draw:points="0,0">
            <text:p/>
          </draw:polyline>
          <draw:path draw:style-name="gr2" draw:text-style-name="P2" draw:layer="layout" svg:width="0.083cm" svg:height="0.14cm" svg:x="8.39cm" svg:y="1.869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line draw:style-name="gr3" draw:text-style-name="P3" draw:layer="layout" svg:x1="8.645cm" svg:y1="4.473cm" svg:x2="8.645cm" svg:y2="4.6cm">
          <text:p/>
        </draw:line>
        <draw:g>
          <svg:title>TexMaths</svg:title>
          <svg:desc>6§display§\circled{1}§svg§600§FALSE§</svg:desc>
          <draw:polygon draw:style-name="gr1" draw:text-style-name="P1" draw:layer="layout" svg:width="0.298cm" svg:height="0.298cm" svg:x="7.782cm" svg:y="3.191cm" svg:viewBox="0 0 299 299" draw:points="150,299 0,299 0,0 299,0 299,299">
            <text:p/>
          </draw:polygon>
          <draw:path draw:style-name="gr9" draw:text-style-name="P7" draw:layer="layout" svg:width="0.29cm" svg:height="0.29cm" svg:x="7.786cm" svg:y="3.195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931cm" svg:y="3.34cm" svg:viewBox="0 0 0 0" draw:points="0,0">
            <text:p/>
          </draw:polyline>
          <draw:path draw:style-name="gr2" draw:text-style-name="P2" draw:layer="layout" svg:width="0.069cm" svg:height="0.14cm" svg:x="7.898cm" svg:y="3.268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9.484cm" svg:y="3.193cm" svg:viewBox="0 0 299 299" draw:points="150,299 0,299 0,0 299,0 299,299">
            <text:p/>
          </draw:polygon>
          <draw:path draw:style-name="gr9" draw:text-style-name="P7" draw:layer="layout" svg:width="0.29cm" svg:height="0.29cm" svg:x="9.488cm" svg:y="3.19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9.633cm" svg:y="3.342cm" svg:viewBox="0 0 0 0" draw:points="0,0">
            <text:p/>
          </draw:polyline>
          <draw:path draw:style-name="gr2" draw:text-style-name="P2" draw:layer="layout" svg:width="0.087cm" svg:height="0.145cm" svg:x="9.589cm" svg:y="3.27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8.284cm" svg:y="3.193cm" svg:viewBox="0 0 299 299" draw:points="150,299 0,299 0,0 299,0 299,299">
            <text:p/>
          </draw:polygon>
          <draw:path draw:style-name="gr9" draw:text-style-name="P7" draw:layer="layout" svg:width="0.29cm" svg:height="0.29cm" svg:x="8.288cm" svg:y="3.19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8.433cm" svg:y="3.342cm" svg:viewBox="0 0 0 0" draw:points="0,0">
            <text:p/>
          </draw:polyline>
          <draw:path draw:style-name="gr2" draw:text-style-name="P2" draw:layer="layout" svg:width="0.083cm" svg:height="0.14cm" svg:x="8.391cm" svg:y="3.27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10.985cm" svg:y="3.194cm" svg:viewBox="0 0 299 299" draw:points="150,299 0,299 0,0 299,0 299,299">
            <text:p/>
          </draw:polygon>
          <draw:path draw:style-name="gr9" draw:text-style-name="P7" draw:layer="layout" svg:width="0.29cm" svg:height="0.29cm" svg:x="10.989cm" svg:y="3.198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11.134cm" svg:y="3.343cm" svg:viewBox="0 0 0 0" draw:points="0,0">
            <text:p/>
          </draw:polyline>
          <draw:path draw:style-name="gr2" draw:text-style-name="P2" draw:layer="layout" svg:width="0.087cm" svg:height="0.145cm" svg:x="11.09cm" svg:y="3.27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7§display§$\texttt{\underline{o$_\texttt{2}$}}$§svg§600§FALSE§</svg:desc>
          <draw:polygon draw:style-name="gr1" draw:text-style-name="P1" draw:layer="layout" svg:width="0.233cm" svg:height="0.182cm" svg:x="8.721cm" svg:y="1.885cm" svg:viewBox="0 0 234 183" draw:points="117,183 0,183 0,0 234,0 234,183">
            <text:p/>
          </draw:polygon>
          <draw:path draw:style-name="gr2" draw:text-style-name="P2" draw:layer="layout" svg:width="0.101cm" svg:height="0.11cm" svg:x="8.735cm" svg:y="1.882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3cm" svg:height="0.107cm" svg:x="8.859cm" svg:y="1.921cm" svg:viewBox="0 0 74 108" svg:d="M4 97c-3 1-4 3-4 5 0 6 5 6 8 6h59c5 0 7-1 7-8v-5c0-2 0-7-7-7s-7 4-7 8h-38c12-10 26-21 32-26 10-9 20-20 20-36 0-21-18-34-40-34-20 0-34 13-34 28 0 8 6 9 8 9 4 0 9-3 9-8 0-2-1-5-2-7 3-6 10-11 19-11 14 0 26 9 26 23 0 13-10 23-20 32z">
            <text:p/>
          </draw:path>
          <draw:polygon draw:style-name="gr2" draw:text-style-name="P2" draw:layer="layout" svg:width="0.233cm" svg:height="0.01cm" svg:x="8.721cm" svg:y="2.057cm" svg:viewBox="0 0 234 11" draw:points="117,11 0,11 0,0 234,0 234,11">
            <text:p/>
          </draw:polygon>
        </draw:g>
        <draw:g>
          <svg:title>TexMaths</svg:title>
          <svg:desc>7§display§$\texttt{o$_\texttt{1}$-&gt;next=o$_\texttt{1}$}$§svg§600§FALSE§</svg:desc>
          <draw:polygon draw:style-name="gr1" draw:text-style-name="P1" draw:layer="layout" svg:width="1.353cm" svg:height="0.172cm" svg:x="9.536cm" svg:y="1.982cm" svg:viewBox="0 0 1354 173" draw:points="677,173 0,173 0,0 1354,0 1354,173">
            <text:p/>
          </draw:polygon>
          <draw:path draw:style-name="gr2" draw:text-style-name="P2" draw:layer="layout" svg:width="0.101cm" svg:height="0.109cm" svg:x="9.55cm" svg:y="2.0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682cm" svg:y="2.047cm" svg:viewBox="0 0 61 108" svg:d="M38 8c0-3 0-8-6-8-4 0-5 2-6 4-8 16-15 17-21 17-2 0-5 2-5 6 0 2 1 6 6 6 9 0 16-6 19-7v70h-17c-2 0-7 0-7 6s5 6 7 6h45c2 0 8 0 8-6s-6-6-8-6h-15z">
            <text:p/>
          </draw:path>
          <draw:path draw:style-name="gr2" draw:text-style-name="P2" draw:layer="layout" svg:width="0.101cm" svg:height="0.017cm" svg:x="9.782cm" svg:y="2.034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9.911cm" svg:y="1.981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10.029cm" svg:y="2.0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10.168cm" svg:y="2.0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10.29cm" svg:y="2.012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10.418cm" svg:y="1.982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10.55cm" svg:y="2.015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0.683cm" svg:y="2.0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10.816cm" svg:y="2.047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8" draw:text-style-name="P6" draw:layer="layout" svg:width="0.381cm" svg:height="0.607cm" svg:x="9.137cm" svg:y="4.083cm">
          <draw:text-box>
            <text:p text:style-name="P5">x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9.461cm" svg:y="4.297cm" svg:viewBox="0 0 715 219" draw:points="358,219 0,219 0,0 715,0 715,219">
            <text:p/>
          </draw:polygon>
          <draw:path draw:style-name="gr2" draw:text-style-name="P2" draw:layer="layout" svg:width="0.111cm" svg:height="0.113cm" svg:x="9.471cm" svg:y="4.357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592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9.697cm" svg:y="4.361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9.83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9.939cm" svg:y="4.296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10.007cm" svg:y="4.302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10.075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1}$}$§svg§600§FALSE§</svg:desc>
          <draw:polygon draw:style-name="gr1" draw:text-style-name="P1" draw:layer="layout" svg:width="1.353cm" svg:height="0.172cm" svg:x="9.037cm" svg:y="4.083cm" svg:viewBox="0 0 1354 173" draw:points="677,173 0,173 0,0 1354,0 1354,173">
            <text:p/>
          </draw:polygon>
          <draw:path draw:style-name="gr2" draw:text-style-name="P2" draw:layer="layout" svg:width="0.101cm" svg:height="0.109cm" svg:x="9.051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9.175cm" svg:y="4.148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9.283cm" svg:y="4.135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9.412cm" svg:y="4.082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53cm" svg:y="4.11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9.669cm" svg:y="4.11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9.791cm" svg:y="4.113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9.919cm" svg:y="4.083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10.051cm" svg:y="4.116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0.184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10.317cm" svg:y="4.148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8" draw:text-style-name="P6" draw:layer="layout" svg:width="0.381cm" svg:height="0.607cm" svg:x="10.637cm" svg:y="4.084cm">
          <draw:text-box>
            <text:p text:style-name="P5">x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10.961cm" svg:y="4.298cm" svg:viewBox="0 0 715 219" draw:points="358,219 0,219 0,0 715,0 715,219">
            <text:p/>
          </draw:polygon>
          <draw:path draw:style-name="gr2" draw:text-style-name="P2" draw:layer="layout" svg:width="0.111cm" svg:height="0.113cm" svg:x="10.971cm" svg:y="4.358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11.092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11.197cm" svg:y="4.362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11.33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11.439cm" svg:y="4.297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11.507cm" svg:y="4.303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11.575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2}$}$§svg§600§FALSE§</svg:desc>
          <draw:polygon draw:style-name="gr1" draw:text-style-name="P1" draw:layer="layout" svg:width="1.353cm" svg:height="0.172cm" svg:x="10.537cm" svg:y="4.084cm" svg:viewBox="0 0 1354 173" draw:points="677,173 0,173 0,0 1354,0 1354,173">
            <text:p/>
          </draw:polygon>
          <draw:path draw:style-name="gr2" draw:text-style-name="P2" draw:layer="layout" svg:width="0.101cm" svg:height="0.109cm" svg:x="10.551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10.675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10.783cm" svg:y="4.136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10.912cm" svg:y="4.083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11.03cm" svg:y="4.112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11.169cm" svg:y="4.112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11.291cm" svg:y="4.114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11.419cm" svg:y="4.084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11.551cm" svg:y="4.117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1.684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11.808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</draw:g>
        <draw:g>
          <svg:title>TexMaths</svg:title>
          <svg:desc>7§display§$\texttt{\underline{o$_\texttt{1}$}}$§svg§600§FALSE§</svg:desc>
          <draw:polygon draw:style-name="gr1" draw:text-style-name="P1" draw:layer="layout" svg:width="0.233cm" svg:height="0.182cm" svg:x="8.844cm" svg:y="0.537cm" svg:viewBox="0 0 234 183" draw:points="117,183 0,183 0,0 234,0 234,183">
            <text:p/>
          </draw:polygon>
          <draw:path draw:style-name="gr2" draw:text-style-name="P2" draw:layer="layout" svg:width="0.101cm" svg:height="0.11cm" svg:x="8.858cm" svg:y="0.534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6cm" svg:height="0.107cm" svg:x="8.99cm" svg:y="0.573cm" svg:viewBox="0 0 61 108" svg:d="M38 8c0-3 0-8-6-8-4 0-5 2-6 4-8 16-15 17-21 17-2 0-5 2-5 6 0 2 1 6 6 6 9 0 16-6 19-7v70h-17c-2 0-7 0-7 6s5 6 7 6h45c2 0 8 0 8-6s-6-6-8-6h-15z">
            <text:p/>
          </draw:path>
          <draw:polygon draw:style-name="gr2" draw:text-style-name="P2" draw:layer="layout" svg:width="0.233cm" svg:height="0.01cm" svg:x="8.844cm" svg:y="0.709cm" svg:viewBox="0 0 234 11" draw:points="117,11 0,11 0,0 234,0 234,11">
            <text:p/>
          </draw:polygon>
        </draw:g>
        <draw:g>
          <svg:title>TexMaths</svg:title>
          <svg:desc>7§display§$\texttt{\underline{o$_\texttt{3}$}}$§svg§600§FALSE§</svg:desc>
          <draw:polygon draw:style-name="gr1" draw:text-style-name="P1" draw:layer="layout" svg:width="0.233cm" svg:height="0.182cm" svg:x="8.723cm" svg:y="3.286cm" svg:viewBox="0 0 234 183" draw:points="117,183 0,183 0,0 234,0 234,183">
            <text:p/>
          </draw:polygon>
          <draw:path draw:style-name="gr2" draw:text-style-name="P2" draw:layer="layout" svg:width="0.101cm" svg:height="0.11cm" svg:x="8.737cm" svg:y="3.283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6cm" svg:height="0.108cm" svg:x="8.86cm" svg:y="3.322cm" svg:viewBox="0 0 77 109" svg:d="M38 56c18 0 26 13 26 21 0 11-10 21-25 21-3 0-17 0-24-8 1-2 1-2 2-4 0 0 0-1 0-2 0-4-4-8-9-8-4 0-8 3-8 9 0 15 17 24 39 24 23 0 38-16 38-32 0-9-6-21-19-27 8-6 13-15 13-25 0-14-13-25-32-25-21 0-34 8-34 20 0 6 4 9 9 9 4 0 8-4 8-8 0-3 0-4-1-5 5-5 16-5 18-5 11 0 19 7 19 14 0 2-1 9-6 14s-10 5-16 5c-10 1-13 1-13 7 0 5 5 5 8 5z">
            <text:p/>
          </draw:path>
          <draw:polygon draw:style-name="gr2" draw:text-style-name="P2" draw:layer="layout" svg:width="0.233cm" svg:height="0.01cm" svg:x="8.723cm" svg:y="3.458cm" svg:viewBox="0 0 234 11" draw:points="117,11 0,11 0,0 234,0 234,1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4.8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7-08-30T12:48:01.949143230</dc:date>
    <meta:editing-duration>PT1H38M33S</meta:editing-duration>
    <meta:editing-cycles>22</meta:editing-cycles>
    <meta:generator>LibreOffice/5.1.6.2$Linux_X86_64 LibreOffice_project/10m0$Build-2</meta:generator>
    <meta:document-statistic meta:object-count="397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tikz}§\newcommand*\circled[1]{\tikz[baseline=(char.base)]{§            \node[shape=circle,draw,inner sep=2pt] (char) {#1};}}</meta:user-defined>
  </office:meta>
</office:document-meta>
</file>